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>
        <style:tab-stops>
          <style:tab-stop style:type="left" style:position="2.6076in"/>
        </style:tab-stops>
      </style:paragraph-properties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>
        <style:tab-stops>
          <style:tab-stop style:type="left" style:position="0.6381in"/>
        </style:tab-stops>
      </style:paragraph-properties>
      <style:text-properties fo:language="ru" fo:country="RU"/>
    </style:style>
    <style:style style:name="P85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Дубатов Дмитрий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<text:s/>Подкласс<text:s/>реализовывает метод<text:s/>Родительского класс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Статич и нестатич и локальный и абстрактный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<text:s/>Можно использовать в методе или классе и в переменной, используется для того чтобы не могли быть изменены они<text:s/></text:p>
          </table:table-cell>
        </table:table-row>
        <table:table-row table:style-name="TableRow29">
          <table:table-cell table:style-name="TableCell30">
            <text:p text:style-name="TableContents"><text:span text:style-name="T31">Какие есть варианты использования ключевого слова<text:s/></text:span>try<text:span text:style-name="T32">?</text:span></text:p>
          </table:table-cell>
          <table:table-cell table:style-name="TableCell33">
            <text:p text:style-name="P34"><text:s/>Используется для отметки блока кода который может привести к исключению и ошибке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стандартные реализации интерфейса<text:s/></text:span>List<text:span text:style-name="T38"><text:s/></text:span><text:span text:style-name="T39">и в каких ситуациях их нужно использовать?</text:span></text:p>
          </table:table-cell>
          <table:table-cell table:style-name="TableCell40">
            <text:p text:style-name="TableContents">ArrayList<text:span text:style-name="T41"><text:s/></text:span><text:span text:style-name="T42"><text:s/>реализация основана на массиве.<text:s/></text:span>LinkedList<text:span text:style-name="T43"><text:s/></text:span><text:span text:style-name="T44">реализован на основе двунаправленного связанного списка.<text:s/></text:span>LinkedList<text:span text:style-name="T45"><text:s/></text:span><text:span text:style-name="T46">лучше использовать при вст</text:span><text:span text:style-name="T47">авк</text:span><text:span text:style-name="T48">е или удалении элементов в середине или в<text:s/></text:span><text:span text:style-name="T49">остальных<text:s/></text:span>ArrayList<text:span text:style-name="T50"><text:s/></text:span><text:span text:style-name="T51">быстрее<text:s/></text:span></text:p>
          </table:table-cell>
        </table:table-row>
        <table:table-row table:style-name="TableRow52">
          <table:table-cell table:style-name="TableCell53">
            <text:p text:style-name="P54">В чём основная идея стримов из пакета java.util.stream?</text:p>
          </table:table-cell>
          <table:table-cell table:style-name="TableCell55">
            <text:p text:style-name="P56"><text:s/>Позволяет сократить количество строк кода</text:p>
          </table:table-cell>
        </table:table-row>
        <table:table-row table:style-name="TableRow57">
          <table:table-cell table:style-name="TableCell58" table:number-columns-spanned="2">
            <text:p text:style-name="P59">Разное</text:p>
          </table:table-cell>
          <table:covered-table-cell/>
        </table:table-row>
        <table:table-row table:style-name="TableRow60">
          <table:table-cell table:style-name="TableCell61">
            <text:p text:style-name="P62">Каким критериям должна удовлетворять «хорошая» хэш-функция?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TableContents"><text:span text:style-name="T67">В чём причина популярности и широкого распространения кодировки<text:s/></text:span>UTF<text:span text:style-name="T68">-8?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TableContents"><text:span text:style-name="T73">Сравните форматы<text:s/></text:span>XML<text:span text:style-name="T74"><text:s/></text:span><text:span text:style-name="T75">и<text:s/></text:span>JSON<text:span text:style-name="T76">.<text:s/></text:span><text:span text:style-name="T77">Когда какой использовать?</text:span></text:p>
          </table:table-cell>
          <table:table-cell table:style-name="TableCell78">
            <text:p text:style-name="TableContents"><text:s text:c="2"/></text:p>
          </table:table-cell>
        </table:table-row>
        <table:table-row table:style-name="TableRow79">
          <table:table-cell table:style-name="TableCell80">
            <text:p text:style-name="TableContents"><text:span text:style-name="T81">Опишите что будет происходить «под капотом» после ввода адреса сайта в браузере и нажатия<text:s/></text:span>Enter<text:span text:style-name="T82">?</text:span></text:p>
          </table:table-cell>
          <table:table-cell table:style-name="TableCell83">
            <text:p text:style-name="P84"><text:tab/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Дубатов</dc:creator>
    <meta:creation-date>2017-10-20T23:40:00Z</meta:creation-date>
    <dc:date>2023-10-04T16:32:00Z</dc:date>
    <meta:template xlink:href="Normal.dotm" xlink:type="simple"/>
    <meta:editing-cycles>4</meta:editing-cycles>
    <meta:editing-duration>PT1740S</meta:editing-duration>
    <meta:document-statistic meta:page-count="1" meta:paragraph-count="2" meta:word-count="194" meta:character-count="1299" meta:row-count="9" meta:non-whitespace-character-count="1107"/>
  </office:meta>
</office:document-meta>
</file>